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ble to communicate back with site to check for fatal errors, so the PHP change was reverted. You will need to upload your PHP file change by some other means, such as by using SFTP. </text:p>
      <text:p text:style-name="P2"><text:s/></text:p>
      <text:p text:style-name="P2">I got above error when i was editing the file in wordpress Theme Editor </text:p>
      <text:p text:style-name="P2"/>
      <text:p text:style-name="P2">You can use FTP to overwrite the file in the remote server</text:p>
      <text:p text:style-name="P2">Or you can install a plugin named as Wp editor by Benjamin Rojas.</text:p>
      <text:p text:style-name="P2">Now you can update the file without seeing above error </text:p>
      <text:p text:style-name="P2"/>
      <text:p text:style-name="P2">I was getting this error whenever i create a react native app and rin it that is </text:p>
      <text:p text:style-name="P2">It was related to NDK </text:p>
      <text:p text:style-name="P2">Because by chocoloty package manager i get defected and incomplete NDK(maaybe i get it when i created teh project) with SDK but i have extra corrcet one which was working thanks to Android Studio so i go in my react root folder and then go to android/build.gradle and change the ndkversion to correct ver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2M45S</meta:editing-duration>
    <meta:editing-cycles>13</meta:editing-cycles>
    <meta:generator>OpenOffice/4.1.15$Win32 OpenOffice.org_project/4115m2$Build-9813</meta:generator>
    <dc:date>2025-02-09T00:11:39.69</dc:date>
    <meta:document-statistic meta:table-count="0" meta:image-count="0" meta:object-count="0" meta:page-count="1" meta:paragraph-count="9" meta:word-count="160" meta:character-count="847"/>
    <meta:user-defined meta:name="Info 1"/>
    <meta:user-defined meta:name="Info 2"/>
    <meta:user-defined meta:name="Info 3"/>
    <meta:user-defined meta:name="Info 4"/>
  </office:meta>
</office:document-meta>
</file>